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242a" officeooo:paragraph-rsid="000f24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f242a" officeooo:paragraph-rsid="000f24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feef9" officeooo:paragraph-rsid="000feef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147a4" officeooo:paragraph-rsid="001147a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20957" officeooo:paragraph-rsid="001209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d7862" officeooo:paragraph-rsid="001d786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c080" officeooo:paragraph-rsid="001dc080" style:font-weight-asian="normal" style:font-weight-complex="normal"/>
    </style:style>
    <style:style style:name="T1" style:family="text">
      <style:text-properties officeooo:rsid="00134fa5"/>
    </style:style>
    <style:style style:name="T2" style:family="text">
      <style:text-properties officeooo:rsid="00179d0a"/>
    </style:style>
    <style:style style:name="T3" style:family="text">
      <style:text-properties officeooo:rsid="0018a343"/>
    </style:style>
    <style:style style:name="T4" style:family="text">
      <style:text-properties officeooo:rsid="001996d5"/>
    </style:style>
    <style:style style:name="T5" style:family="text">
      <style:text-properties officeooo:rsid="001b5254"/>
    </style:style>
    <style:style style:name="T6" style:family="text">
      <style:text-properties officeooo:rsid="001d7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de Programmation</text:p>
      <text:p text:style-name="P1"/>
      <text:p text:style-name="P2"/>
      <text:p text:style-name="P2">1) Faire fonctionner le code fourni en le completant</text:p>
      <text:p text:style-name="P2"/>
      <text:p text:style-name="P2">2) Créer un menu pour jouer et annuler un coup</text:p>
      <text:p text:style-name="P2"><text:tab/>/!\ Saisie Durcie</text:p>
      <text:p text:style-name="P2"/>
      <text:p text:style-name="P2"/>
      <text:p text:style-name="P2">3) Proposer de l'aide</text:p>
      <text:p text:style-name="P2"><text:tab/>a) Toute la grille des possibilités</text:p>
      <text:p text:style-name="P2"><text:tab/>b) Une ligne / colonne / case</text:p>
      <text:p text:style-name="P2"><text:tab/>c) Possibilité de jeu d'un symbole</text:p>
      <text:p text:style-name="P2"><text:tab/>d) [ Proposer un prochain coup … ]</text:p>
      <text:p text:style-name="P2"/>
      <text:p text:style-name="P2">4) Calcul d'un score</text:p>
      <text:p text:style-name="P2"/>
      <text:p text:style-name="P2">//////////////////////////////////////////////////////////////<text:span text:style-name="T5">HARCORE/////////////////////////////////////////////////////////////////</text:span></text:p>
      <text:p text:style-name="P2"/>
      <text:p text:style-name="P2">5) Sauvegarde d'une partie en cours</text:p>
      <text:p text:style-name="P2"/>
      <text:p text:style-name="P2"><text:tab/>Fichier « texte » (.txt .sav .zzz …)</text:p>
      <text:p text:style-name="P2"><text:tab/><text:tab/>Nom de la grille</text:p>
      <text:p text:style-name="P2"><text:tab/><text:tab/>Score [+temps]</text:p>
      <text:p text:style-name="P2"><text:tab/><text:tab/>Liste des coups joués</text:p>
      <text:p text:style-name="P2"><text:tab/><text:tab/><text:tab/>à l'endroit ?</text:p>
      <text:p text:style-name="P2"><text:tab/><text:tab/><text:tab/>À l'envers ?</text:p>
      <text:p text:style-name="P2"/>
      <text:p text:style-name="P3">6) Recharger une partie en cours</text:p>
      <text:p text:style-name="P3"><text:tab/><text:span text:style-name="T1">demande à l' utilisateur si il veut recharger partie ou en faire une nouvelle + quelle taille de grille</text:span></text:p>
      <text:p text:style-name="P3"/>
      <text:p text:style-name="P4">7) Extensions ( Timer, Selections des grilles … )</text:p>
      <text:p text:style-name="P4"><text:tab/><text:span text:style-name="T1">Fonction Time ou clock</text:span></text:p>
      <text:p text:style-name="P4"><text:tab/><text:span text:style-name="T2">Sélectionner grille dans une liste 4 ou 5</text:span></text:p>
      <text:p text:style-name="P4"/>
      <text:p text:style-name="P5">8) SDL pour afficher la grille + saisie de texte <text:span text:style-name="T3">(Voir MOODLE)</text:span></text:p>
      <text:p text:style-name="P5"><text:tab/><text:span text:style-name="T4">Affichage texte </text:span></text:p>
      <text:p text:style-name="P5"><text:tab/><text:span text:style-name="T4">Grille de jeu en SDL</text:span></text:p>
      <text:p text:style-name="P5"/>
      <text:p text:style-name="P5"/>
      <text:p text:style-name="P5">// <text:span text:style-name="T6">TIMER</text:span></text:p>
      <text:p text:style-name="P6">int main (void)</text:p>
      <text:p text:style-name="P6">{</text:p>
      <text:p text:style-name="P6">-</text:p>
      <text:p text:style-name="P6">-</text:p>
      <text:p text:style-name="P6">-</text:p>
      <text:p text:style-name="P6">srand (time(NULL)) ; (1 seule fois)</text:p>
      <text:p text:style-name="P6">-</text:p>
      <text:p text:style-name="P6">-</text:p>
      <text:p text:style-name="P6">-</text:p>
      <text:p text:style-name="P6">numero = rand()%3 ;</text:p>
      <text:p text:style-name="P6"><text:soft-page-break/><text:tab/>Retourne 1 2 ou 3</text:p>
      <text:p text:style-name="P6"/>
      <text:p text:style-name="P7">char saisie[2]</text:p>
      <text:p text:style-name="P7">-</text:p>
      <text:p text:style-name="P7">-</text:p>
      <text:p text:style-name="P7">-</text:p>
      <text:p text:style-name="P7">coderetour=scanf(«%1s »,saisie) ;</text:p>
      <text:p text:style-name="P7">choixmenu=saisie[u] 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3:17:29.363599811</meta:creation-date>
    <dc:date>2016-05-06T16:12:44.006553543</dc:date>
    <meta:editing-duration>PT2H50M50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193" meta:character-count="1133" meta:non-whitespace-character-count="959"/>
  </office:meta>
</office:document-meta>
</file>